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438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681cm"/>
    </style:style>
    <style:style style:name="co27" style:family="table-column">
      <style:table-column-properties fo:break-before="auto" style:column-width="0.773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51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5.343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554*(100 - 51.4)" office:value-type="float" office:value="75524.4" calcext:value-type="float">
            <text:p>75524.4</text:p>
          </table:table-cell>
          <table:table-cell table:formula="of:=(1554*1.788)*51.4" office:value-type="float" office:value="142817.5728" calcext:value-type="float">
            <text:p>142817.5728</text:p>
          </table:table-cell>
          <table:table-cell table:formula="of:=([.C117]+[.D117])/100" office:value-type="float" office:value="2183.419728" calcext:value-type="float">
            <text:p>2183.419728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skills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ce24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roup</text:p>
          </table:table-cell>
          <table:covered-table-cell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/>
          <table:table-cell table:content-validation-name="val1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00/00/00</text:date>, <text:time style:data-style-name="N2" text:time-value="14:58:22.761641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2-27T02:33:12.287925700</dc:date>
    <meta:editing-duration>P2DT4H15M13S</meta:editing-duration>
    <meta:editing-cycles>30</meta:editing-cycles>
    <meta:generator>LibreOffice/25.2.0.3$Windows_X86_64 LibreOffice_project/e1cf4a87eb02d755bce1a01209907ea5ddc8f069</meta:generator>
    <meta:document-statistic meta:table-count="8" meta:cell-count="3281" meta:object-count="0"/>
  </office:meta>
</office:document-meta>
</file>